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face style:name="FreeSans" svg:font-family="FreeSans" style:font-family-generic="roman"/>
    <style:font-face style:name="Georgia" svg:font-family="Georgia" style:font-family-generic="roman"/>
    <style:font-face style:name="Liberation Serif" svg:font-family="'Liberation Serif'" style:font-family-generic="roman"/>
    <style:font-face style:name="Noto Sans CJK SC Regular" svg:font-family="'Noto Sans CJK SC Regular'" style:font-family-generic="roman"/>
    <style:font-face style:name="FreeSans2" svg:font-family="FreeSans" style:font-family-generic="swiss"/>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start" style:justify-single-word="false"/>
      <style:text-properties fo:color="#111111" style:font-name="Georgia" fo:font-size="10pt" fo:text-shadow="none" style:text-underline-style="none" fo:font-weight="normal" officeooo:rsid="042a7c50" officeooo:paragraph-rsid="042a7c50" style:font-size-asian="10pt" style:font-weight-asian="normal" style:font-size-complex="10pt" style:font-weight-complex="normal"/>
    </style:style>
    <style:style style:name="P2" style:family="paragraph" style:parent-style-name="Standard">
      <style:paragraph-properties fo:margin-top="0.0398in" fo:margin-bottom="0.0398in" loext:contextual-spacing="false" fo:text-align="start" style:justify-single-word="false"/>
      <style:text-properties fo:color="#111111" style:font-name="Georgia" fo:font-size="10pt" fo:text-shadow="none" style:text-underline-style="none" fo:font-weight="normal" officeooo:rsid="042a7c50" officeooo:paragraph-rsid="0456e85f" style:font-size-asian="10pt" style:font-weight-asian="normal" style:font-size-complex="10pt" style:font-weight-complex="normal"/>
    </style:style>
    <style:style style:name="P3" style:family="paragraph" style:parent-style-name="Standard">
      <style:paragraph-properties fo:margin-top="0.0398in" fo:margin-bottom="0.0398in" loext:contextual-spacing="false" fo:text-align="start" style:justify-single-word="false"/>
      <style:text-properties fo:color="#111111" style:font-name="Georgia" fo:font-size="10pt" fo:text-shadow="none" style:text-underline-style="none" fo:font-weight="normal" officeooo:rsid="042a7c50" officeooo:paragraph-rsid="04d73aa9" style:font-size-asian="10pt" style:font-weight-asian="normal" style:font-size-complex="10pt" style:font-weight-complex="normal"/>
    </style:style>
    <style:style style:name="P4" style:family="paragraph" style:parent-style-name="Standard">
      <style:paragraph-properties fo:margin-top="0.0398in" fo:margin-bottom="0.0398in" loext:contextual-spacing="false" fo:text-align="center" style:justify-single-word="false"/>
      <style:text-properties fo:color="#111111" style:font-name="Georgia" fo:font-size="10pt" fo:text-shadow="none" style:text-underline-style="solid" style:text-underline-width="auto" style:text-underline-color="font-color" fo:font-weight="normal" officeooo:rsid="042a7c50" officeooo:paragraph-rsid="042a7c50" style:font-size-asian="10pt" style:font-weight-asian="normal" style:font-size-complex="10pt" style:font-weight-complex="normal"/>
    </style:style>
    <style:style style:name="T1" style:family="text">
      <style:text-properties officeooo:rsid="0481bf6b"/>
    </style:style>
    <style:style style:name="T2" style:family="text">
      <style:text-properties officeooo:rsid="04d1b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TEST OF VOCABULARY RANGE</text:p>
      <text:p text:style-name="P1">Here are sixty brief phrases, it is up to you to check the closest definition of each such word. To keep your score valid, refrain, as far as possible, from wild guessing. </text:p>
      <text:p text:style-name="P1"/>
      <text:p text:style-name="P1">1. disheveled appearance: (a) untidy; (b) fierce, (c) foolish, (d) peculiar, (e) unhappy</text:p>
      <text:p text:style-name="P1"/>
      <text:p text:style-name="P1">2. a baffling problem: (a) difficult, (b) simple, (c) puzzling, (d) long, (e) new</text:p>
      <text:p text:style-name="P1"/>
      <text:p text:style-name="P1">3. lenient parent: (a) tall, (b) not strict, ( c) wise, ( d) foolish, (e) severe</text:p>
      <text:p text:style-name="P1"/>
      <text:p text:style-name="P1">4. repulsive personality: (a) disgusting, (b) attractive, (c) normal, (d) confused, (e) conceited</text:p>
      <text:p text:style-name="P1"/>
      <text:p text:style-name="P1">5. audacious attempt: (a) useless, (b) bold, (c) foolish, (d)crazy, (e) necessary</text:p>
      <text:p text:style-name="P1"/>
      <text:p text:style-name="P1">6. parry a blow: (a) ward off, {b) fear, (c) expect, (d) invite, (e) ignore</text:p>
      <text:p text:style-name="P1"/>
      <text:p text:style-name="P1">7. prevalent disease: (a) dangerous, (b) catching, (c) child-hood, (d) fatal, (e) widespread</text:p>
      <text:p text:style-name="P1"/>
      <text:p text:style-name="P1">8. ominous report: (a) loud, (b) threatening, (c) untrue, (d)serious, (e) unpleasant</text:p>
      <text:p text:style-name="P1"/>
      <text:p text:style-name="P1">9. an -incredible story: (a) true, (b) interesting, (c) well-known, (d) unbelievable, (e) unknown</text:p>
      <text:p text:style-name="P1"/>
      <text:p text:style-name="P1">10. an ophthalmologist: (a) eye doctor, (b) skin doctor, (c) footdoctor, (d) heart doctor, (e) cancer specialist</text:p>
      <text:p text:style-name="P1"/>
      <text:p text:style-name="P1">11. will supersede the old law: (a) enforce, (b) specify penalties for, (c) take the place of, (d) repeal, (e) continue</text:p>
      <text:p text:style-name="P1"/>
      <text:p text:style-name="P1">12. an anonymous donor: (a) generous, (b) stingy, (c) well-known, (d) one whose name is not known, (e) reluctant</text:p>
      <text:p text:style-name="P1"/>
      <text:p text:style-name="P1">13. performed an autopsy: </text:p>
      <text:p text:style-name="P1">(a) examination of living tissue, </text:p>
      <text:p text:style-name="P1">(b) examination of a corpse to determine the cause of death, </text:p>
      <text:p text:style-name="P1">(c) process in the manufacture of optical lenses, </text:p>
      <text:p text:style-name="P1">(d) operation to cure an organic disease,</text:p>
      <text:p text:style-name="P1">(e) series of questions to determine</text:p>
      <text:p text:style-name="P1">the causes of delinquent behavior</text:p>
      <text:p text:style-name="P1"/>
      <text:p text:style-name="P1"/>
      <text:p text:style-name="P1">14. an indefatigable worker: </text:p>
      <text:p text:style-name="P1">(a) well-paid, </text:p>
      <text:p text:style-name="P1">(b) tired, </text:p>
      <text:p text:style-name="P1">(c) skill-ful, </text:p>
      <text:p text:style-name="P1">(d) tireless, </text:p>
      <text:p text:style-name="P1">(e) pleasant</text:p>
      <text:p text:style-name="P1"/>
      <text:p text:style-name="P1">15. a confirmed atheist: (a) bachelor, (b) disbeliever in God, ( c) believer in religion, ( d) believer in science, ( e) priest</text:p>
      <text:p text:style-name="P1"/>
      <text:p text:style-name="P1">16. endless loquacity: </text:p>
      <text:p text:style-name="P1">(a) misery, (b) fantasy, (c) repeti-tiousness, ( d) ill health, ( e) talkativeness</text:p>
      <text:p text:style-name="P1"/>
      <text:p text:style-name="P1">17. a glib talker: (a) smooth, (b) awkward, ( c) loud, ( d)friendly, (e) boring</text:p>
      <text:p text:style-name="P1">'</text:p>
      <text:p text:style-name="P2"><text:soft-page-break/>18. an incorrigible optimist: (a) happy, (b) beyond correction or reform, (c) foolish, (d) hopeful,</text:p>
      <text:p text:style-name="P2">(e) unreasonable</text:p>
      <text:p text:style-name="P1"/>
      <text:p text:style-name="P1">19. an ocular problem: (a) unexpected, (b) insoluble, (c) visual, (d) coltinual, (e) imaginary</text:p>
      <text:p text:style-name="P1"/>
      <text:p text:style-name="P1">20. a notorious demagogue: (a) rabble-rouser, (b) gambler, (c)perpetrator of financial frauds, ( d) liar, ( e) spendthrift</text:p>
      <text:p text:style-name="P1"/>
      <text:p text:style-name="P1">21. a naive attitude: (a) unwise, (b) hostile, (c) unsophis-ticated, ( d) friendly, (e) contemptuous</text:p>
      <text:p text:style-name="P1"/>
      <text:p text:style-name="P1">22. living in affluence: (a) difficult circumstances, (b) countrified surroundings, (c) fear, (d )wealth, (e) poverty</text:p>
      <text:p text:style-name="P1"/>
      <text:p text:style-name="P1">23. in retrospect: (a) view of the past, (b) artistic balance, (c)anticipation, (d) admiration, (e) second thoughts</text:p>
      <text:p text:style-name="P1"/>
      <text:p text:style-name="P1">24. a gourmet: (a) seasoned traveler, (b) greedy eater, (c) vegetarian, (d) connoisseur of good food, (e) skillful chef</text:p>
      <text:p text:style-name="P1"/>
      <text:p text:style-name="P1">25. to simulate interest: (a) p~etend, (b) feel, (c) lose, (d) stirup, (e) ask for</text:p>
      <text:p text:style-name="P1"/>
      <text:p text:style-name="P1">26. a magnanimous action: (a) puzzling, (b) generous, (c)foolish, (d) unnecessary, (e) wise</text:p>
      <text:p text:style-name="P1"/>
      <text:p text:style-name="P1">27. a clandestine meeting: (a) prearranged, (b) hurried, (c) important, (d) secret, (e) public</text:p>
      <text:p text:style-name="P1"/>
      <text:p text:style-name="P1">28. the apathetic citizens: (a) made up of separate ethnic groups, (b) keenly vigilant of their rights, (c) <text:span text:style-name="T1">politically</text:span> conservative, (d) indifferent, uninterested, uninvolved, (e) terrified</text:p>
      <text:p text:style-name="P1"/>
      <text:p text:style-name="P1">29. to placate his son: (a) please, (b) help, (c) find a job for, (d) make arrangements for, (e) change a feeling of hostility to one of friendliness</text:p>
      <text:p text:style-name="P1"/>
      <text:p text:style-name="P1">30. to vacillate continually: (a) avoid, (b) swing back and forth in indecision, ( c) inject, (d) treat, ( e) scold</text:p>
      <text:p text:style-name="P1"/>
      <text:p text:style-name="P1">31. a nostalgic feeling: {a) nauseated, (b) homesick, (c) sharp, (d) painful; (e) delighted</text:p>
      <text:p text:style-name="P1"/>
      <text:p text:style-name="P1">32. feel antipathy: (a) bashfulness, (b) stage fright, (c) friendliness, (d) hostility, (e) suspense</text:p>
      <text:p text:style-name="P1"/>
      <text:p text:style-name="P1">33. be more circumspect: (a) restrained, (b) confident, (c) cautious, ( d) honest, ( e) intelligent</text:p>
      <text:p text:style-name="P1"/>
      <text:p text:style-name="P1">34. an intrepid fighter for human rights: (a) fearless, (b) eloquent, (c) popular, (d) experienced, (e) famous</text:p>
      <text:p text:style-name="P1"/>
      <text:p text:style-name="P1">35. diaphanom. material: (a) strong, (b) sheer and gauzy, (c) colorful, (d) expensive, (e) synthetic</text:p>
      <text:p text:style-name="P1"/>
      <text:p text:style-name="P1">36. a taciturn host: (a) stingy, (b) generous, (c) disinclined to conversation, (d) charming, (e) gloomy</text:p>
      <text:p text:style-name="P1"/>
      <text:p text:style-name="P1">37. to malign his friend: (a) accuse, (b) help, (c) disbelieve <text:span text:style-name="T2">(</text:span>d) slander, (e) introduce</text:p>
      <text:p text:style-name="P1"/>
      <text:p text:style-name="P3">38. a congenital deformity: (a) hereditary, (b) crippling; (c) slight, (d) incurable,</text:p>
      <text:p text:style-name="P3">(e) occurring at or during birth</text:p>
      <text:p text:style-name="P1"/>
      <text:p text:style-name="P1">39. a definite neurosis: (a) plan, (b) emotional disturbance, (c) physical disease, ( d) feeling of fear, ( e) allergic reaction</text:p>
      <text:p text:style-name="P1"/>
      <text:p text:style-name="P1"><text:soft-page-break/>40. made an unequivocal statement: (a) hard to understand, (b) lengthy, (c) politically motivated, (d) clear and forthright, (e) supporting</text:p>
      <text:p text:style-name="P1"/>
      <text:p text:style-name="P1">41. vicarious enjoyment: (a) complete, (b) unspoiled, (c) occurring from a feeling of identification with another, (d)long-continuing, ( e) temporary</text:p>
      <text:p text:style-name="P1"/>
      <text:p text:style-name="P1">42. psychogenic ailment: (a) incurable, (b) contagious, (c)</text:p>
      <text:p text:style-name="P1">originating in the mind, (d) intestinal, (e) imaginary</text:p>
      <text:p text:style-name="P1"/>
      <text:p text:style-name="P1">43. an anachronous attitude: (a) unexplainable, (b) unreasonable, {c) belonging to a different time, (d) out of place,(e) unusual</text:p>
      <text:p text:style-name="P1"/>
      <text:p text:style-name="P1">44. her iconoclastic phase: (aj artistic, (b) sneering at tradition,(c) troubled, (d) difficult, (e) religious</text:p>
      <text:p text:style-name="P1"/>
      <text:p text:style-name="P1">45. a tyro: (a) dominating personality, (b) beginner, (c) accomplished musician, (d) dabbler, (e) serious student</text:p>
      <text:p text:style-name="P1"/>
      <text:p text:style-name="P1">46. a laconic reply: (a) immediate, (b) assured, (c) terse andmeaningful, ( d) unintelligible, ( e) angry</text:p>
      <text:p text:style-name="P1"/>
      <text:p text:style-name="P1">47. semantic confusion: (a) relating to the meaning of words,</text:p>
      <text:p text:style-name="P1">(b) pertaining to money, (c) having to do with the emotions,(d) relating to mathematics, (e) caused by inner turmoil</text:p>
      <text:p text:style-name="P1"/>
      <text:p text:style-name="P1"/>
      <text:p text:style-name="P1">48. cavalier treatment: (a) courteous, (b) haughty and high-handed, (c) negligent, (d) affectionate, (e) expensive</text:p>
      <text:p text:style-name="P1"/>
      <text:p text:style-name="P1">49. an anomalous situation: (a) dangerous, (b) intriguing, (c)unusual, ( d) pleasant ( e) unhappy</text:p>
      <text:p text:style-name="P1"/>
      <text:p text:style-name="P1">50. posthumous child: (a) cranky, (b) brilliant, (c) physicallyweak, (d) illegitimate, (e) born after the death of the father</text:p>
      <text:p text:style-name="P1"/>
      <text:p text:style-name="P1">51. feels enervated: </text:p>
      <text:p text:style-name="P1">(a) full of ambition, (b) full of strength, (c) completely exhausted, (d) troubled, (e) full of renewed energy</text:p>
      <text:p text:style-name="P1"/>
      <text:p text:style-name="P1">52. shows perspicacity: (a) sincerity, (b) mental keenness, (c)love, (d) faithfulness, (e) longing</text:p>
      <text:p text:style-name="P1"/>
      <text:p text:style-name="P1">53. an unpopular martinet: (a) candidate, (b) supervisor, (c)strict djsciplinarian, (d) military leader, (e) qiscourteous</text:p>
      <text:p text:style-name="P1"/>
      <text:p text:style-name="P1">54. gregarious person: (a) outwardly calm, (b) very sociable,</text:p>
      <text:p text:style-name="P1">(c) completely untrustworthy, (d) vicious, (e) self-effacingand timid</text:p>
      <text:p text:style-name="P1"/>
      <text:p text:style-name="P1">55. generally phlegmatic: (a) smug, self-satisfied, (b) easilypleased, (c) nervous, high-strung, (d) emotionally unresponsive, ( e) lacking in social graces</text:p>
      <text:p text:style-name="P1"/>
      <text:p text:style-name="P1">56. an inveterate gamblet: (a) impoverished, (b) successful, (c)habitual, (d) occasional, (e) superstitious</text:p>
      <text:p text:style-name="P1"/>
      <text:p text:style-name="P1">57. an egregious error: (a) outstandingly bad, (b) slight, (c) irreparable, (d) unnecessary, (e) deliberate</text:p>
      <text:p text:style-name="P1"/>
      <text:p text:style-name="P1">58. cacophony of a large city: (a) political administration, (b)crowded living conditions, (c) cultural advantages, (d) unpleasant noises, harsh sounds, ( e) busy traffic</text:p>
      <text:p text:style-name="P1"><text:soft-page-break/></text:p>
      <text:p text:style-name="P1">59. a prurient adolescent: {a) tall and gangling, (b) sexually longing, {c) clumsy, awkward, (d) sexually attractive, (e)soft-spoken</text:p>
      <text:p text:style-name="P1"/>
      <text:p text:style-name="P1">60. uxorious husband: (a) henpecked, (b) suspicious, {c) guilty of infidelity, (d) fondly and foolishly doting on his wife, (e) tightfisted, penny-pin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face style:name="FreeSans" svg:font-family="FreeSans" style:font-family-generic="roman"/>
    <style:font-face style:name="Georgia" svg:font-family="Georgia" style:font-family-generic="roman"/>
    <style:font-face style:name="Liberation Serif" svg:font-family="'Liberation Serif'" style:font-family-generic="roman"/>
    <style:font-face style:name="Noto Sans CJK SC Regular" svg:font-family="'Noto Sans CJK SC Regular'" style:font-family-generic="roman"/>
    <style:font-face style:name="FreeSans2" svg:font-family="FreeSans" style:font-family-generic="swiss"/>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eorgia" fo:font-size="12pt" fo:language="en" fo:country="US"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Georgia" fo:font-size="12pt" fo:language="en" fo:country="US"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 fo:font-family="Georgia" style:font-family-generic="roman" fo:font-size="18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Georgia" fo:font-family="Georgia" style:font-family-generic="roman"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Georgia" fo:font-family="Georgia" style:font-family-generic="roman"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family-generic="roman" style:font-size-asian="12pt" style:font-name-complex="FreeSans2"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111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65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111in" fo:margin-bottom="0in" loext:contextual-spacing="false" fo:line-height="100%"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111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965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83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font-size-asian="20pt" style:font-style-asian="normal" style:font-weight-asian="normal"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6in" fo:margin-bottom="0.2in" fo:margin-left="0.787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5:07:03.291334581</meta:creation-date>
    <dc:date>2019-03-19T14:21:45.573646667</dc:date>
    <meta:editing-duration>PT8H6M18S</meta:editing-duration>
    <meta:editing-cycles>629</meta:editing-cycles>
    <meta:generator>LibreOffice/5.1.6.2$Linux_X86_64 LibreOffice_project/10m0$Build-2</meta:generator>
    <meta:document-statistic meta:table-count="0" meta:image-count="0" meta:object-count="0" meta:page-count="4" meta:paragraph-count="81" meta:word-count="1089" meta:character-count="7124" meta:non-whitespace-character-count="6104"/>
  </office:meta>
</office:document-meta>
</file>